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,654.23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7654.45">
            <text:p>7,654.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,456.43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5674.34">
            <text:p>5,674.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,258.6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3694.23">
            <text:p>3,69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,060.83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2714.12">
            <text:p>2,714.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,863.03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3456.54">
            <text:p>3,456.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,665.23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4198.96">
            <text:p>4,198.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,467.43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4941.38">
            <text:p>4,941.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,269.63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5683.8">
            <text:p>5,683.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,071.83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26.22">
            <text:p>6,426.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,874.03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5432.21">
            <text:p>5,432.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,676.23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438.2">
            <text:p>4,438.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,478.43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4444.19">
            <text:p>4,444.19 €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G32" table:end-x="0.198in" table:end-y="0.1677in" draw:z-index="0" svg:width="4.6425in" svg:height="2.4992in" svg:x="0in" svg:y="0.1575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Sheet1.M32" table:end-x="0.198in" table:end-y="0.0106in" draw:z-index="1" svg:width="4.6425in" svg:height="2.4992in" svg:x="0.0004in" svg:y="0.0004in">
              <draw:object draw:notify-on-update-of-ranges="Sheet1.B4:Sheet1.F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4:4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6-05-04T14:43:00</dc:date>
    <dc:language>en-US</dc:language>
    <meta:editing-cycles>3</meta:editing-cycles>
    <meta:editing-duration>PT6M53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1.8000001907349pt" style:font-family-asian="'Andale Sans UI'" style:font-pitch-asian="variable" style:font-size-asian="11.8000001907349pt" style:font-family-complex="Tahoma" style:font-pitch-complex="variable" style:font-size-complex="11.8000001907349pt"/>
    </style:style>
    <style:style style:name="ch3" style:family="chart">
      <style:graphic-properties draw:fill="none" draw:fill-color="#ffffff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4" style:family="chart">
      <style:chart-properties chart:japanese-candle-stick="false" chart:stock-with-volume="false" chart:three-dimensional="tru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30000019073486pt" style:font-family-asian="'Andale Sans UI'" style:font-pitch-asian="variable" style:font-size-asian="6.30000019073486pt" style:font-family-complex="Tahoma" style:font-pitch-complex="variable" style:font-size-complex="6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10000038146973pt" style:font-family-asian="'Andale Sans UI'" style:font-pitch-asian="variable" style:font-size-asian="8.10000038146973pt" style:font-family-complex="Tahoma" style:font-pitch-complex="variable" style:font-size-complex="8.10000038146973pt"/>
    </style:style>
    <style:style style:name="ch7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30000019073486pt" style:font-family-asian="'Andale Sans UI'" style:font-pitch-asian="variable" style:font-size-asian="6.30000019073486pt" style:font-family-complex="Tahoma" style:font-pitch-complex="variable" style:font-size-complex="6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-color="#9999ff" dr3d:edge-rounding="5%" dr3d:backface-culling="disabled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-color="#993366" dr3d:edge-rounding="5%" dr3d:backface-culling="disabled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-color="#ffffcc" dr3d:edge-rounding="5%" dr3d:backface-culling="disabled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-color="#ccffff" dr3d:edge-rounding="5%" dr3d:backface-culling="disabled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12" style:family="chart">
      <style:graphic-properties draw:stroke="none" draw:fill="none" draw:fill-color="#ffffff"/>
    </style:style>
    <style:style style:name="ch13" style:family="chart">
      <style:graphic-properties draw:stroke="none" draw:fill-color="#999999"/>
    </style:style>
  </office:automatic-styles>
  <office:body>
    <office:chart>
      <chart:chart svg:width="11.793cm" svg:height="6.349cm" chart:class="chart:line" chart:style-name="ch1">
        <chart:title svg:x="4.813cm" svg:y="0.126cm" chart:style-name="ch2">
          <text:p>Lines_deep</text:p>
        </chart:title>
        <chart:legend chart:legend-position="end" svg:x="10.413cm" svg:y="2.591cm" chart:style-name="ch3"/>
        <chart:plot-area chart:style-name="ch4" table:cell-range-address="Sheet1.$B$4:.$F$16" chart:data-source-has-labels="both" chart:table-number-list="0" svg:x="0cm" svg:y="0.945cm" svg:width="9.708cm" svg:height="5.38cm" dr3d:vrp="(17980.7850008345 10415.9103702603 24506.1538210437)" dr3d:vpn="(0.416176653696948 0.17363937962709 0.892550479670663)" dr3d:vup="(-0.0733793391750355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title svg:x="5.481cm" svg:y="5.882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35cm" svg:y="3.662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1.8000001907349pt" style:font-family-asian="'Andale Sans UI'" style:font-pitch-asian="variable" style:font-size-asian="11.8000001907349pt" style:font-family-complex="Tahoma" style:font-pitch-complex="variable" style:font-size-complex="11.8000001907349pt"/>
    </style:style>
    <style:style style:name="ch3" style:family="chart">
      <style:graphic-properties draw:fill="none" draw:fill-color="#ffffff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4" style:family="chart">
      <style:chart-properties chart:japanese-candle-stick="false" chart:stock-with-volume="false" chart:three-dimensional="tru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30000019073486pt" style:font-family-asian="'Andale Sans UI'" style:font-pitch-asian="variable" style:font-size-asian="6.30000019073486pt" style:font-family-complex="Tahoma" style:font-pitch-complex="variable" style:font-size-complex="6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10000038146973pt" style:font-family-asian="'Andale Sans UI'" style:font-pitch-asian="variable" style:font-size-asian="8.10000038146973pt" style:font-family-complex="Tahoma" style:font-pitch-complex="variable" style:font-size-complex="8.10000038146973pt"/>
    </style:style>
    <style:style style:name="ch7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30000019073486pt" style:font-family-asian="'Andale Sans UI'" style:font-pitch-asian="variable" style:font-size-asian="6.30000019073486pt" style:font-family-complex="Tahoma" style:font-pitch-complex="variable" style:font-size-complex="6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12" style:family="chart">
      <style:graphic-properties draw:stroke="none" draw:fill="none" draw:fill-color="#ffffff"/>
    </style:style>
    <style:style style:name="ch13" style:family="chart">
      <style:graphic-properties draw:stroke="none" draw:fill-color="#999999"/>
    </style:style>
  </office:automatic-styles>
  <office:body>
    <office:chart>
      <chart:chart svg:width="11.793cm" svg:height="6.349cm" chart:class="chart:line" chart:style-name="ch1">
        <chart:title svg:x="4.813cm" svg:y="0.126cm" chart:style-name="ch2">
          <text:p>Lines_deep</text:p>
        </chart:title>
        <chart:legend chart:legend-position="end" svg:x="10.413cm" svg:y="2.591cm" chart:style-name="ch3"/>
        <chart:plot-area chart:style-name="ch4" table:cell-range-address="Sheet1.$B$4:.$F$16" chart:data-source-has-labels="both" chart:table-number-list="0" svg:x="0cm" svg:y="0.945cm" svg:width="9.708cm" svg:height="5.38cm" dr3d:vrp="(17980.7850008345 10415.9103702603 24506.1538210437)" dr3d:vpn="(0.416176653696948 0.17363937962709 0.892550479670663)" dr3d:vup="(-0.0733793391750355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title svg:x="5.481cm" svg:y="5.873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35cm" svg:y="3.659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